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54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5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lobal Variables</text:p>
          </table:table-cell>
          <table:covered-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lpVariables</text:p>
          </table:table-cell>
          <table:covered-table-cell/>
          <table:table-cell/>
        </table:table-row>
        <table:table-row table:style-name="ro1">
          <table:table-cell/>
          <table:table-cell office:value-type="string">
            <text:p>vIdx</text:p>
          </table:table-cell>
          <table:table-cell office:value-type="string">
            <text:p>Index</text:p>
          </table:table-cell>
        </table:table-row>
        <table:table-row table:style-name="ro1">
          <table:table-cell/>
          <table:table-cell office:value-type="string">
            <text:p>vName</text:p>
          </table:table-cell>
          <table:table-cell office:value-type="string">
            <text:p>variable name, (x,y,z)</text:p>
          </table:table-cell>
        </table:table-row>
        <table:table-row table:style-name="ro1">
          <table:table-cell/>
          <table:table-cell office:value-type="string">
            <text:p>vUsed</text:p>
          </table:table-cell>
          <table:table-cell office:value-type="string">
            <text:p>Flag indicating the variable given above is referenced in the select equation(s)</text:p>
          </table:table-cell>
        </table:table-row>
        <table:table-row table:style-name="ro1">
          <table:table-cell/>
          <table:table-cell office:value-type="string">
            <text:p>vLinear</text:p>
          </table:table-cell>
          <table:table-cell office:value-type="string">
            <text:p>Flag indicating the variable given above appears linearly in the select equation(s)</text:p>
          </table:table-cell>
        </table:table-row>
        <table:table-row table:style-name="ro1">
          <table:table-cell/>
          <table:table-cell office:value-type="string">
            <text:p>vConst</text:p>
          </table:table-cell>
          <table:table-cell/>
        </table:table-row>
        <table:table-row table:style-name="ro1">
          <table:table-cell/>
          <table:table-cell office:value-type="string">
            <text:p>vSub</text:p>
          </table:table-cell>
          <table:table-cell/>
        </table:table-row>
        <table:table-row table:style-name="ro1">
          <table:table-cell/>
          <table:table-cell office:value-type="string">
            <text:p>sRule</text:p>
          </table:table-cell>
          <table:table-cell/>
        </table:table-row>
        <table:table-row table:style-name="ro1">
          <table:table-cell/>
          <table:table-cell office:value-type="string">
            <text:p>subs</text:p>
          </table:table-cell>
          <table:table-cell/>
        </table:table-row>
        <table:table-row table:style-name="ro1">
          <table:table-cell/>
          <table:table-cell office:value-type="string">
            <text:p>cmnDe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ddeEquationList</text:p>
          </table:table-cell>
          <table:covered-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solutionListG</text:p>
          </table:table-cell>
          <table:covered-table-cell/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07/18/2012</text:date>, <text:time>15:1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dgman </meta:initial-creator>
    <meta:creation-date>2012-07-18T11:22:55</meta:creation-date>
    <dc:date>2012-07-18T15:10:53</dc:date>
    <dc:creator>Bridgman </dc:creator>
    <meta:editing-duration>PT03H47M59S</meta:editing-duration>
    <meta:editing-cycles>2</meta:editing-cycles>
    <meta:generator>OpenOffice.org/3.2$Unix OpenOffice.org_project/320m12$Build-9483</meta:generator>
    <meta:document-statistic meta:table-count="3" meta:cell-count="17" meta:object-count="0"/>
  </office:meta>
</office:document-meta>
</file>